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905cm" style:rel-column-width="3488*"/>
    </style:style>
    <style:style style:name="表1.B" style:family="table-column">
      <style:table-column-properties style:column-width="2.976cm" style:rel-column-width="11471*"/>
    </style:style>
    <style:style style:name="表1.C" style:family="table-column">
      <style:table-column-properties style:column-width="13.12cm" style:rel-column-width="50576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6" style:family="paragraph" style:parent-style-name="Standard">
      <style:text-properties style:font-name="Verdana"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8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text-properties style:font-name="Verdana" fo:font-size="14pt" style:font-size-asian="14pt" style:font-size-complex="14pt"/>
    </style:style>
    <style:style style:name="P15" style:family="paragraph" style:parent-style-name="Table_20_Contents">
      <style:text-properties fo:font-size="14pt" style:font-name-asian="Arial" style:font-size-asian="14pt" style:font-size-complex="14pt"/>
    </style:style>
    <style:style style:name="P16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size="14pt" style:font-name-asian="Arial" style:font-size-asian="14pt" style:font-size-complex="14pt"/>
    </style:style>
    <style:style style:name="P20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8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">
      <style:text-properties fo:font-size="14pt" style:font-name-asian="Arial" style:font-size-asian="14pt" style:language-asian="ja" style:country-asian="JP" style:font-size-complex="14pt"/>
    </style:style>
    <style:style style:name="P29" style:family="paragraph" style:parent-style-name="Standard" style:list-style-name="L7">
      <style:text-properties fo:font-size="14pt" style:font-name-asian="Arial" style:font-size-asian="14pt" style:language-asian="ja" style:country-asian="JP" style:font-size-complex="14pt"/>
    </style:style>
    <style:style style:name="P3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1" style:family="paragraph" style:parent-style-name="Table_20_Contents" style:list-style-name="L2"/>
    <style:style style:name="P32" style:family="paragraph" style:parent-style-name="Table_20_Contents" style:list-style-name="L2">
      <style:text-properties fo:font-size="14pt" style:font-name-asian="Arial" style:font-size-asian="14pt" style:font-size-complex="14pt"/>
    </style:style>
    <style:style style:name="P33" style:family="paragraph" style:parent-style-name="Table_20_Contents" style:list-style-name="L3">
      <style:text-properties fo:font-size="14pt" style:font-name-asian="Arial" style:font-size-asian="14pt" style:font-size-complex="14pt"/>
    </style:style>
    <style:style style:name="P34" style:family="paragraph" style:parent-style-name="Table_20_Contents" style:list-style-name="L4">
      <style:text-properties fo:font-size="14pt" style:font-name-asian="Arial" style:font-size-asian="14pt" style:font-size-complex="14pt"/>
    </style:style>
    <style:style style:name="P35" style:family="paragraph" style:parent-style-name="Table_20_Contents" style:list-style-name="L5">
      <style:text-properties fo:font-size="14pt" style:font-name-asian="Arial" style:font-size-asian="14pt" style:font-size-complex="14pt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background-color="#66ff00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style:language-asian="ja" style:country-asian="JP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/>
      <text:p text:style-name="P11">---------------------------------------------------------------------------</text:p>
      <text:p text:style-name="P13">res free# JVEMV6 37#20_1 / 37. miscs / 20. philosophy / 20191211_084633</text:p>
      <text:p text:style-name="P4"/>
      <text:p text:style-name="P4">[do]</text:p>
      <text:list xml:id="list2147503423031402784" text:style-name="L1">
        <text:list-item>
          <text:p text:style-name="P20"><text:ruby text:style-name="Ru1"><text:ruby-base>精霊</text:ruby-base><text:ruby-text>せいれい</text:ruby-text></text:ruby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5"/>
          </table:table-cell>
          <table:table-cell table:style-name="表1.A1" table:number-rows-spanned="4" office:value-type="string">
            <text:p text:style-name="P16">意味</text:p>
          </table:table-cell>
          <table:table-cell table:style-name="表1.C1" office:value-type="string">
            <text:list xml:id="list2005071366450713712" text:style-name="L2">
              <text:list-item>
                <text:p text:style-name="P32">ひとつひとつに</text:p>
              </text:list-item>
              <text:list-item>
                <text:p text:style-name="P32">宿っている、とされる</text:p>
              </text:list-item>
              <text:list-item>
                <text:p text:style-name="P32">超自然的な</text:p>
              </text:list-item>
              <text:list-item>
                <text:p text:style-name="P31"><text:span text:style-name="T3">存在</text:span><text:span text:style-name="T3"><text:note text:id="ftn1" text:note-class="footnote"><text:note-citation>1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  <table:covered-table-cell/>
          <table:table-cell table:style-name="表1.C2" office:value-type="string">
            <text:list xml:id="list765122425893419653" text:style-name="L3">
              <text:list-item>
                <text:p text:style-name="P33">万物の</text:p>
              </text:list-item>
              <text:list-item>
                <text:p text:style-name="P33">根源をなしている、とされる</text:p>
              </text:list-item>
              <text:list-item>
                <text:p text:style-name="P33">不思議な</text:p>
              </text:list-item>
              <text:list-item>
                <text:p text:style-name="P33">気<text:note text:id="ftn2" text:note-class="footnote"><text:note-citation>2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  <table:covered-table-cell/>
          <table:table-cell table:style-name="表1.C2" office:value-type="string">
            <text:list xml:id="list6938461401302680856" text:style-name="L4">
              <text:list-item>
                <text:p text:style-name="P34">肉体から</text:p>
              </text:list-item>
              <text:list-item>
                <text:p text:style-name="P34">解放された</text:p>
              </text:list-item>
              <text:list-item>
                <text:p text:style-name="P34">自由な</text:p>
              </text:list-item>
              <text:list-item>
                <text:p text:style-name="P34">霊<text:note text:id="ftn3" text:note-class="footnote"><text:note-citation>3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  <table:covered-table-cell/>
          <table:table-cell table:style-name="表1.C2" office:value-type="string">
            <text:list xml:id="list2488295318209459219" text:style-name="L5">
              <text:list-item>
                <text:p text:style-name="P35">「 と こ よ (<text:span text:style-name="T4">常世</text:span>)」 に</text:p>
              </text:list-item>
              <text:list-item>
                <text:p text:style-name="P35">旅立った</text:p>
              </text:list-item>
              <text:list-item>
                <text:p text:style-name="P35">霊魂<text:span text:style-name="T4">　=&gt;　「しょうりょう」</text:span></text:p>
              </text:list-item>
            </text:list>
          </table:table-cell>
        </table:table-row>
      </table:table>
      <text:list xml:id="list29386994" text:continue-list="list2147503423031402784" text:style-name="L1">
        <text:list-item>
          <text:list>
            <text:list-item>
              <text:p text:style-name="P28">READ <text:a xlink:type="simple" xlink:href="https://ko.wikipedia.org/wiki/정령_(신화" text:style-name="Internet_20_link" text:visited-style-name="Visited_20_Internet_20_Link">https://ko.wikipedia.org/wiki/정령_(신화</text:a>)</text:p>
            </text:list-item>
            <text:list-item>
              <text:p text:style-name="P20"><text:span text:style-name="T4">READ </text:span><text:a xlink:type="simple" xlink:href="https://namu.wiki/w/정령" text:style-name="Internet_20_link" text:visited-style-name="Visited_20_Internet_20_Link">https://namu.wiki/w/정령</text:a></text:p>
            </text:list-item>
          </text:list>
        </text:list-item>
      </text:list>
      <text:p text:style-name="P4"/>
      <text:p text:style-name="P4">[next]</text:p>
      <text:list xml:id="list8243823435503300736" text:style-name="L6">
        <text:list-item>
          <text:p text:style-name="P21"><text:a xlink:type="simple" xlink:href="https://zh.wikipedia.org/wiki/灵魂" text:style-name="Internet_20_link" text:visited-style-name="Visited_20_Internet_20_Link">https://zh.wikipedia.org/wiki/灵魂</text:a></text:p>
        </text:list-item>
        <text:list-item>
          <text:p text:style-name="P21"><text:a xlink:type="simple" xlink:href="https://www.gotquestions.org/Japanese/Japanese-soul-spirit.html" text:style-name="Internet_20_link" text:visited-style-name="Visited_20_Internet_20_Link">https://www.gotquestions.org/Japanese/Japanese-soul-spirit.html</text:a> “人の魂と霊には違いがあるのですか？”</text:p>
        </text:list-item>
        <text:list-item>
          <text:p text:style-name="P21"><text:a xlink:type="simple" xlink:href="https://duckduckgo.com/?q=聖書+虐殺+神&amp;t=opera&amp;ia=web" text:style-name="Internet_20_link" text:visited-style-name="Visited_20_Internet_20_Link">https://duckduckgo.com/?q=聖書+虐殺+神&amp;t=opera&amp;ia=web</text:a></text:p>
        </text:list-item>
        <text:list-item>
          <text:p text:style-name="P21"><text:a xlink:type="simple" xlink:href="https://true-ark.com/bible-faq-gods-rightousness/#i-5" text:style-name="Internet_20_link" text:visited-style-name="Visited_20_Internet_20_Link">https://true-ark.com/bible-faq-gods-rightousness/#i-5</text:a></text:p>
        </text:list-item>
        <text:list-item>
          <text:p text:style-name="P21"><text:a xlink:type="simple" xlink:href="http://www.ne.jp/asahi/petros/izumi/2004msg/040125.htm" text:style-name="Internet_20_link" text:visited-style-name="Visited_20_Internet_20_Link">http://www.ne.jp/asahi/petros/izumi/2004msg/040125.htm</text:a></text:p>
        </text:list-item>
      </text:list>
      <text:p text:style-name="P4"/>
      <text:p text:style-name="P4"/>
      <text:p text:style-name="P4">[<text:span text:style-name="T2">/ 20191211_094642</text:span>]</text:p>
      <text:p text:style-name="P4"/>
      <text:p text:style-name="P4"/>
      <text:p text:style-name="P4"><text:soft-page-break/></text:p>
      <text:p text:style-name="P2"/>
      <text:p text:style-name="P11">---------------------------------------------------------------------------</text:p>
      <text:p text:style-name="P13">res free# JVEMV6 37#20_2 / 37. miscs / 20. philosophy / 20191213_082840</text:p>
      <text:p text:style-name="P4"/>
      <text:p text:style-name="P4">[do]</text:p>
      <text:list xml:id="list517775643046203888" text:style-name="L7">
        <text:list-item>
          <text:p text:style-name="P29">ナホム</text:p>
          <text:list>
            <text:list-item>
              <text:p text:style-name="P22"><text:a xlink:type="simple" xlink:href="https://ko.wikipedia.org/wiki/나훔서" text:style-name="Internet_20_link" text:visited-style-name="Visited_20_Internet_20_Link">https://ko.wikipedia.org/wiki/나훔서</text:a></text:p>
            </text:list-item>
            <text:list-item>
              <text:p text:style-name="P22"/>
            </text:list-item>
          </text:list>
        </text:list-item>
      </text:list>
      <text:p text:style-name="P4"/>
      <text:p text:style-name="P4">[next]</text:p>
      <text:list xml:id="list4307217195142560354" text:style-name="L8">
        <text:list-item>
          <text:p text:style-name="P23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2"/>
      <text:p text:style-name="P4"/>
      <text:p text:style-name="P11">---------------------------------------------------------------------------</text:p>
      <text:p text:style-name="P13">res free# JVEMV6 37#20_3 / 37. miscs / 20. philosophy / 20191215_091101</text:p>
      <text:p text:style-name="P4"/>
      <text:p text:style-name="P4">[do]</text:p>
      <text:list xml:id="list5141423121287307422" text:style-name="L11">
        <text:list-item>
          <text:p text:style-name="P26"><text:a xlink:type="simple" xlink:href="https://ko.wikipedia.org/wiki/바뤼흐_스피노자" text:style-name="Internet_20_link" text:visited-style-name="Visited_20_Internet_20_Link">https://ko.wikipedia.org/wiki/바뤼흐_스피노자</text:a></text:p>
          <text:list>
            <text:list-item>
              <text:p text:style-name="P26"><text:a xlink:type="simple" xlink:href="https://ko.wikipedia.org/wiki/바뤼흐_스피노자#신" text:style-name="Internet_20_link" text:visited-style-name="Visited_20_Internet_20_Link">https://ko.wikipedia.org/wiki/바뤼흐_스피노자#신</text:a></text:p>
            </text:list-item>
            <text:list-item>
              <text:p text:style-name="P26"><text:a xlink:type="simple" xlink:href="https://ko.wikipedia.org/wiki/바뤼흐_스피노자#코나투스" text:style-name="Internet_20_link" text:visited-style-name="Visited_20_Internet_20_Link">https://ko.wikipedia.org/wiki/바뤼흐_스피노자#코나투스</text:a></text:p>
            </text:list-item>
          </text:list>
        </text:list-item>
      </text:list>
      <text:p text:style-name="P4"/>
      <text:p text:style-name="P4"/>
      <text:p text:style-name="P4">[next]</text:p>
      <text:list xml:id="list6045160580949833702" text:style-name="L10">
        <text:list-item>
          <text:p text:style-name="P25">ANY</text:p>
        </text:list-item>
      </text:list>
      <text:p text:style-name="P4"/>
      <text:p text:style-name="P4"/>
      <text:p text:style-name="P4"/>
      <text:p text:style-name="P4">[<text:span text:style-name="T2">/ 20191215_091725</text:span>]</text:p>
      <text:p text:style-name="P4"/>
      <text:p text:style-name="P4"/>
      <text:p text:style-name="P2">@@@</text:p>
      <text:p text:style-name="P11">---------------------------------------------------------------------------</text:p>
      <text:p text:style-name="P13">res free# JVEMV6 37#20_4 / 37. miscs / 20. philosophy / XXXX</text:p>
      <text:p text:style-name="P4"/>
      <text:p text:style-name="P4"><text:soft-page-break/>[do]</text:p>
      <text:list xml:id="list29388752" text:continue-list="list29386994" text:style-name="L1">
        <text:list-item>
          <text:p text:style-name="P20"/>
        </text:list-item>
      </text:list>
      <text:p text:style-name="P4"/>
      <text:p text:style-name="P4">[next]</text:p>
      <text:list xml:id="list8300189648848743466" text:style-name="L12">
        <text:list-item>
          <text:p text:style-name="P27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10"/>
      <text:p text:style-name="P3"/>
      <text:p text:style-name="P1"/>
      <text:p text:style-name="P9">----------------------------------------------- [TEMPLATE] 20191203_084752</text:p>
      <text:p text:style-name="P11">---------------------------------------------------------------------------</text:p>
      <text:p text:style-name="P13">res free# JVEMV6 37#20_XX / 37. miscs / 20. philosophy / XXXX</text:p>
      <text:p text:style-name="P4"/>
      <text:p text:style-name="P4">[do]</text:p>
      <text:list xml:id="list29391220" text:continue-list="list29388752" text:style-name="L1">
        <text:list-item>
          <text:p text:style-name="P20"/>
        </text:list-item>
      </text:list>
      <text:p text:style-name="P4"/>
      <text:p text:style-name="P4">[next]</text:p>
      <text:list xml:id="list6399630892609504917" text:style-name="L9">
        <text:list-item>
          <text:p text:style-name="P24"/>
        </text:list-item>
      </text:list>
      <text:p text:style-name="P4"/>
      <text:p text:style-name="P4"/>
      <text:p text:style-name="P4"/>
      <text:p text:style-name="P4">[<text:span text:style-name="T2">/ XXX</text:span>]</text:p>
      <text:p text:style-name="P4"/>
      <text:p text:style-name="P4"/>
      <text:p text:style-name="P4"/>
      <text:p text:style-name="P4"/>
      <text:p text:style-name="P4"/>
      <text:p text:style-name="P3">/ <text:span text:style-name="T1">----------------------------------------------- [TEMPLATE] 20191203_084752 /</text:span></text:p>
      <text:p text:style-name="P1"/>
      <text:p text:style-name="P7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4">C:\WORKS_2\a &amp;&amp; r oj &amp;&amp; g a . &amp;&amp; git commit -m "(res : JVE : philosoph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p text:style-name="P6"/>
      <text:p text:style-name="P8"><text:soft-page-break/>/ --------------------------- [STEPS : closing] 20191209_102847 /</text:p>
      <text:p text:style-name="P5"/>
      <text:p text:style-name="P5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19-12-15T09:19:21.35</dc:date>
    <dc:creator>iwabuchi ken</dc:creator>
    <meta:editing-duration>PT3H27M35S</meta:editing-duration>
    <meta:editing-cycles>12</meta:editing-cycles>
    <meta:generator>OpenOffice/4.1.3$Win32 OpenOffice.org_project/413m1$Build-9783</meta:generator>
    <meta:document-statistic meta:table-count="2" meta:image-count="0" meta:object-count="0" meta:page-count="4" meta:paragraph-count="65" meta:word-count="351" meta:character-count="2013"/>
  </office:meta>
</office:document-meta>
</file>